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3f0" officeooo:paragraph-rsid="000023f0"/>
    </style:style>
    <style:style style:name="P2" style:family="paragraph" style:parent-style-name="Standard">
      <style:text-properties officeooo:rsid="000023f0" officeooo:paragraph-rsid="000023f0"/>
    </style:style>
    <style:style style:name="P3" style:family="paragraph" style:parent-style-name="Standard">
      <style:text-properties officeooo:rsid="00002b40" officeooo:paragraph-rsid="00002b40"/>
    </style:style>
    <style:style style:name="P4" style:family="paragraph" style:parent-style-name="Standard" style:list-style-name="L1">
      <style:text-properties officeooo:rsid="00002b40" officeooo:paragraph-rsid="00002b40"/>
    </style:style>
    <style:style style:name="P5" style:family="paragraph" style:parent-style-name="Standard" style:list-style-name="L1">
      <style:text-properties officeooo:rsid="00002b40" officeooo:paragraph-rsid="0002bdbd"/>
    </style:style>
    <style:style style:name="P6" style:family="paragraph" style:parent-style-name="Standard" style:list-style-name="L1">
      <style:text-properties officeooo:rsid="00002b40" officeooo:paragraph-rsid="0004505e"/>
    </style:style>
    <style:style style:name="P7" style:family="paragraph" style:parent-style-name="Standard" style:list-style-name="L1">
      <style:text-properties officeooo:rsid="00002b40" officeooo:paragraph-rsid="00071c6d"/>
    </style:style>
    <style:style style:name="P8" style:family="paragraph" style:parent-style-name="Standard">
      <style:text-properties fo:color="#000000" style:font-name="Liberation Serif" fo:font-size="12pt" style:text-underline-style="none" fo:font-weight="normal" officeooo:rsid="00002b40" officeooo:paragraph-rsid="00002b4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color="#000000" style:font-name="Liberation Serif" fo:font-size="12pt" style:text-underline-style="none" fo:font-weight="normal" officeooo:rsid="00002b40" officeooo:paragraph-rsid="00002b4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color="#000000" style:font-name="Liberation Serif" fo:font-size="12pt" style:text-underline-style="none" fo:font-weight="normal" officeooo:rsid="00002b40" officeooo:paragraph-rsid="0002bdb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color="#000000" style:font-name="Liberation Serif" fo:font-size="12pt" style:text-underline-style="none" fo:font-weight="normal" officeooo:rsid="00002b40" officeooo:paragraph-rsid="0004505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000000" style:font-name="Liberation Serif" fo:font-size="12pt" style:text-underline-style="none" fo:font-weight="normal" officeooo:rsid="00002b40" officeooo:paragraph-rsid="00071c6d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style:text-underline-style="none" fo:font-weight="normal" officeooo:rsid="00002b40" officeooo:paragraph-rsid="0002bdbd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erif" fo:font-size="12pt" style:text-underline-style="none" fo:font-weight="normal" officeooo:rsid="0002bdbd" officeooo:paragraph-rsid="0002bdbd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erif" fo:font-size="12pt" style:text-underline-style="none" fo:font-weight="normal" officeooo:rsid="0002bdbd" officeooo:paragraph-rsid="0004505e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Liberation Serif" fo:font-size="12pt" style:text-underline-style="none" fo:font-weight="normal" officeooo:rsid="000629f7" officeooo:paragraph-rsid="000629f7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erif" fo:font-size="12pt" style:text-underline-style="none" fo:font-weight="normal" officeooo:rsid="000629f7" officeooo:paragraph-rsid="00071c6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erif" fo:font-size="12pt" style:text-underline-style="none" fo:font-weight="normal" officeooo:rsid="00080f1c" officeooo:paragraph-rsid="00080f1c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0080f1c" officeooo:paragraph-rsid="00080f1c"/>
    </style:style>
    <style:style style:name="P20" style:family="paragraph" style:parent-style-name="Standard">
      <style:paragraph-properties fo:break-before="page"/>
      <style:text-properties fo:color="#000000" style:font-name="Liberation Serif" fo:font-size="12pt" style:text-underline-style="none" fo:font-weight="normal" officeooo:rsid="0002bdbd" officeooo:paragraph-rsid="0002bdbd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02bdbd"/>
    </style:style>
    <style:style style:name="T3" style:family="text">
      <style:text-properties fo:font-variant="normal" fo:text-transform="none" fo:letter-spacing="normal" fo:font-style="normal" officeooo:rsid="00002b40"/>
    </style:style>
    <style:style style:name="T4" style:family="text">
      <style:text-properties fo:font-variant="normal" fo:text-transform="none" fo:letter-spacing="normal" fo:font-style="normal" officeooo:rsid="0004505e"/>
    </style:style>
    <style:style style:name="T5" style:family="text">
      <style:text-properties fo:font-variant="normal" fo:text-transform="none" fo:letter-spacing="normal" fo:font-style="normal" officeooo:rsid="00071c6d"/>
    </style:style>
    <style:style style:name="T6" style:family="text">
      <style:text-properties officeooo:rsid="00071c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ispersión del equipo</text:p>
      <text:p text:style-name="P19">1 Dar a conocer la fecha de fin de proyecto</text:p>
      <text:p text:style-name="P19">2 Verificar que todas las actividades estén concluidas </text:p>
      <text:p text:style-name="P19">3 Realizar celebración de fin de proyecto</text:p>
      <text:p text:style-name="P19">4 Mostrar opciones de trabajo o pasar a otro proyecto</text:p>
      <text:p text:style-name="P19">5 Realizar evaluación del Líder de proyecto </text:p>
      <text:p text:style-name="P19"/>
      <text:p text:style-name="P19">Preguntas para evaluar el líder del proyecto</text:p>
      <text:p text:style-name="P3"/>
      <text:p text:style-name="P18"><text:span text:style-name="T1">1. El líder notifico con anticipasion las actividades que debían realizar los integrantes del equipo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  <text:p text:style-name="P18"/>
      <text:p text:style-name="P18"><text:span text:style-name="T1">2. El líder notifico con anticipasion los cambios en los requerimientos que debían realizar los integrantes del equipo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  <text:p text:style-name="P18"/>
      <text:p text:style-name="P18"><text:span text:style-name="T1">3. El líder dio seguimiento a las actividades realizadas por los miembros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  <text:p text:style-name="P18"/>
      <text:p text:style-name="P18"><text:span text:style-name="T1">4. El líder mostró interés en resolver las dudas del equipo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  <text:p text:style-name="P18"/>
      <text:p text:style-name="P18"><text:span text:style-name="T1">5. El líder brindo su tiempo para aclarar las dudas que se presentaron en el desarrollo del proyecto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  <text:p text:style-name="P18"/>
      <text:p text:style-name="P18"><text:span text:style-name="T1">6. Que recomendación le darías al líder para mejorar</text:span></text:p>
      <text:p text:style-name="P18"/>
      <text:p text:style-name="P18"/>
      <text:p text:style-name="P18"/>
      <text:p text:style-name="P18"><text:soft-page-break/><text:span text:style-name="T1">7. Si pudieras cambiar algo en la actitud del <text:s/>líder que seria</text:span></text:p>
      <text:p text:style-name="P18"/>
      <text:p text:style-name="P18"/>
      <text:p text:style-name="P18"/>
      <text:p text:style-name="P18"/>
      <text:p text:style-name="P18"><text:span text:style-name="T1">8. Cual fue tu experiencia en este proyecto</text:span></text:p>
      <text:p text:style-name="P18"/>
      <text:p text:style-name="P18"/>
      <text:p text:style-name="P18"/>
      <text:p text:style-name="P18"/>
      <text:p text:style-name="P18"><text:span text:style-name="T1">9. El <text:s/>líder dio retroalimentación de las actividades realizadas por el equipo de trabajo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  <text:p text:style-name="P18"/>
      <text:p text:style-name="P18"><text:span text:style-name="T1">10. El <text:s/>líder mostró respeto hacia los integrantes del equipo</text:span></text:p>
      <text:p text:style-name="P18"><text:span text:style-name="T1">1. Nunca los comunicaba.</text:span></text:p>
      <text:p text:style-name="P18"><text:span text:style-name="T1">2. Rara vez lo comunicaba</text:span></text:p>
      <text:p text:style-name="P18"><text:span text:style-name="T1">3. A menudo pero no oportunamente</text:span></text:p>
      <text:p text:style-name="P18"><text:span text:style-name="T1">4. A tiempo por lo general</text:span></text:p>
      <text:p text:style-name="P18"><text:span text:style-name="T1">5. Siempre oportunam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R</meta:initial-creator>
    <meta:creation-date>2014-10-31T19:32:21.980374966</meta:creation-date>
    <dc:date>2014-11-03T20:00:41.075225143</dc:date>
    <dc:creator>Carlos R</dc:creator>
    <meta:editing-duration>PT21M38S</meta:editing-duration>
    <meta:editing-cycles>7</meta:editing-cycles>
    <meta:generator>LibreOffice/4.3.2.2$Linux_x86 LibreOffice_project/430m0$Build-2</meta:generator>
    <meta:document-statistic meta:table-count="0" meta:image-count="0" meta:object-count="0" meta:page-count="2" meta:paragraph-count="52" meta:word-count="347" meta:character-count="1982" meta:non-whitespace-character-count="1682"/>
  </office:meta>
</office:document-meta>
</file>